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tandard-title">
      <style:graphic-properties draw:auto-grow-height="true" fo:min-height="17.42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FreeSans3"/>
    </style:style>
    <style:style style:name="P2" style:family="paragraph">
      <style:text-properties fo:font-size="20pt"/>
    </style:style>
    <style:style style:name="P3" style:family="paragraph">
      <style:text-properties fo:color="#ff3333"/>
    </style:style>
    <style:style style:name="P4" style:family="paragraph">
      <style:text-properties fo:color="#00ccff"/>
    </style:style>
    <style:style style:name="T1" style:family="text">
      <style:text-properties style:font-name="FreeSans3"/>
    </style:style>
    <style:style style:name="T2" style:family="text">
      <style:text-properties style:font-name="FreeSans3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ccff"/>
    </style:style>
    <style:style style:name="T4" style:family="text">
      <style:text-properties fo:color="#ffff66"/>
    </style:style>
    <style:style style:name="T5" style:family="text">
      <style:text-properties fo:color="#ffffff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1">Prezentacija:</text:span><text:span text:style-name="T1"><text:line-break/></text:span><text:span text:style-name="T2">jQuery II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lugin-o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jQuery plugin predstavlja metodu koju koristimo za proširivanje jQuery prototype objekta</text:p>
              </text:list-item>
              <text:list-item>
                <text:p>Na ovaj način svi jQuery objekti će naslediti sve metode koje budemo definisali</text:p>
              </text:list-item>
              <text:list-item>
                <text:p>Kao što smo već pričali, svaki put kada pozovete <text:span text:style-name="T3">jQuery()</text:span> , kreirate jQuery objekat sa svim nasleđenim metodama</text:p>
              </text:list-item>
              <text:list-item>
                <text:p>Danas postoje na hiljade i hiljade gotovih pluginova koje rešavaju određene probleme u frontend-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lugin-o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Na sledećim sajtovima možete pronaći neke jQuery <text:s/>pluginove:</text:p>
                <text:list>
                  <text:list-item>
                    <text:p><text:span text:style-name="T4"><text:a xlink:href="https://plugins.jquery.com/" xlink:type="simple">https://plugins.jquery.com</text:a></text:span></text:p>
                  </text:list-item>
                  <text:list-item>
                    <text:p><text:span text:style-name="T4"><text:a xlink:href="http://jquery-plugins.net/" xlink:type="simple">http://jquery-plugins.net</text:a></text:span></text:p>
                  </text:list-item>
                  <text:list-item>
                    <text:p><text:span text:style-name="T4"><text:a xlink:href="http://www.unheap.com/" xlink:type="simple">http://www.unheap.com</text:a></text:span></text:p>
                  </text:list-item>
                  <text:list-item>
                    <text:p><text:span text:style-name="T4"><text:a xlink:href="http://www.jque.re/" xlink:type="simple">http://www.jque.re</text:a></text:span></text:p>
                  </text:list-item>
                  <text:list-item>
                    <text:p><text:span text:style-name="T4"><text:a xlink:href="http://jquer.in/" xlink:type="simple">http://jquer.in</text:a></text:span></text:p>
                  </text:list-item>
                </text:list>
                <text:p><text:span text:style-name="T5"/></text:p>
              </text:list-item>
              <text:list-item>
                <text:p><text:span text:style-name="T5">Ukoliko plugin za vaš problem nepostoji, bićete prinuđeni da sami nađete rešenje</text:span></text:p>
              </text:list-item>
              <text:list-item>
                <text:p><text:span text:style-name="T5">Da bi kod mogao što bolje da se iskoristi, bilo bi idealno napisati plu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lugin-o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U kodu ispod možete videti jedan prost jQuery plugin:<text:line-break/><text:line-break/><text:span text:style-name="T3">$.fn.pocrveni = function() {</text:span></text:p>
                <text:p><text:span text:style-name="T3"><text:s text:c="4"/></text:span><text:span text:style-name="T3">this.css( "color", "red" );</text:span></text:p>
                <text:p><text:span text:style-name="T3">};</text:span></text:p>
                <text:p><text:span text:style-name="T3"><text:s/></text:span></text:p>
                <text:p><text:span text:style-name="T3">$( "a" ).pocrveni(); // Ofarbaće sve linkove u crven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lugin-o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header>
                <text:p><text:span text:style-name="T6">$( "a" ).pocrveni().addClass('red');</text:span><text:span text:style-name="T3"><text:line-break/></text:span><text:span text:style-name="T3"/></text:p>
              </text:list-header>
              <text:list-item>
                <text:p>Da bi lančanje profunkcionisalo, moramo vratiti nazad jQuery objekat :<text:line-break/><text:line-break/><text:span text:style-name="T3">$.fn.pocrveni = function() {</text:span></text:p>
                <text:p><text:span text:style-name="T3"><text:s text:c="4"/></text:span><text:span text:style-name="T3">this.css( "color", "red" );</text:span><text:span text:style-name="T3"><text:line-break/></text:span><text:span text:style-name="T3"> <text:s text:c="3"/>return this;</text:span></text:p>
                <text:p><text:span text:style-name="T3">}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lugin-o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5"><text:s/></text:span><text:span text:style-name="T3">$</text:span> (dolar) promenjiva je dosta popularna među ostalim JavaScript bibliotekama, to može dovesti do konflikta</text:p>
              </text:list-item>
              <text:list-item>
                <text:p>Da bi rešili ovaj problem, potrebno je obaviti plugin na sledeći način: <text:line-break/><text:line-break/><text:span text:style-name="T3">(function ( $ ) {</text:span><text:span text:style-name="T3"><text:line-break/></text:span><text:span text:style-name="T3"><text:line-break/></text:span><text:span text:style-name="T4">var crvena = "#FF0000";</text:span><text:line-break/><text:line-break/><text:span text:style-name="T3">$.fn.pocrveni = function() {</text:span></text:p>
                <text:p><text:span text:style-name="T3"><text:s text:c="4"/></text:span><text:span text:style-name="T3">this.css( "color", crvena</text:span><text:span text:style-name="T3"> );</text:span></text:p>
                <text:p><text:span text:style-name="T3">};</text:span><text:span text:style-name="T3"><text:line-break/></text:span><text:span text:style-name="T3"><text:line-break/></text:span><text:span text:style-name="T3">}( jQuery 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lugin-o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5">Dobra je praksa pisati pluginove koji će zauzimati samo jedan “slot“ unutar </text:span><text:span text:style-name="T3">$.fn </text:span><text:span text:style-name="T5">objekta</text:span></text:p>
              </text:list-item>
              <text:list-item>
                <text:p>To možete videti u primeru ispod: <text:line-break/><text:line-break/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frame draw:style-name="gr2" draw:text-style-name="P3" draw:layer="layout" svg:width="11.8cm" svg:height="8.072cm" svg:x="2.8cm" svg:y="9.328cm">
          <draw:text-box>
            <text:list text:style-name="L3">
              <text:list-header>
                <text:p text:style-name="P3"><text:span text:style-name="T6">(function( $ ) {</text:span></text:p>
                <text:p text:style-name="P3"><text:span text:style-name="T6"><text:s/></text:span></text:p>
                <text:p text:style-name="P3"><text:span text:style-name="T6"><text:s text:c="4"/></text:span><text:span text:style-name="T6">$.fn.openPopup = function() {</text:span></text:p>
                <text:p text:style-name="P3"><text:span text:style-name="T6"><text:s text:c="8"/></text:span><text:span text:style-name="T6">// Open popup code.</text:span></text:p>
                <text:p text:style-name="P3"><text:span text:style-name="T6"><text:s text:c="4"/></text:span><text:span text:style-name="T6">};</text:span></text:p>
                <text:p text:style-name="P3"><text:span text:style-name="T6"><text:s/></text:span></text:p>
                <text:p text:style-name="P3"><text:span text:style-name="T6"><text:s text:c="4"/></text:span><text:span text:style-name="T6">$.fn.closePopup = function() {</text:span></text:p>
                <text:p text:style-name="P3"><text:span text:style-name="T6"><text:s text:c="8"/></text:span><text:span text:style-name="T6">// Close popup code.</text:span></text:p>
                <text:p text:style-name="P3"><text:span text:style-name="T6"><text:s text:c="4"/></text:span><text:span text:style-name="T6">};</text:span></text:p>
                <text:p text:style-name="P3"><text:span text:style-name="T6"><text:s/></text:span></text:p>
                <text:p text:style-name="P3"><text:span text:style-name="T6">}( jQuery ));</text:span></text:p>
              </text:list-header>
            </text:list>
          </draw:text-box>
        </draw:frame>
        <draw:frame draw:style-name="gr3" draw:text-style-name="P4" draw:layer="layout" svg:width="11.61cm" svg:height="9.494cm" svg:x="16.4cm" svg:y="8.906cm">
          <draw:text-box>
            <text:p><text:span text:style-name="T3">(function( $ ) {</text:span></text:p>
            <text:p><text:span text:style-name="T3"><text:s/></text:span></text:p>
            <text:p><text:span text:style-name="T3"><text:s text:c="4"/></text:span><text:span text:style-name="T3">$.fn.popup = function( action ) {</text:span></text:p>
            <text:p><text:span text:style-name="T3"><text:s text:c="8"/></text:span><text:span text:style-name="T3">if ( action === "open") {</text:span></text:p>
            <text:p><text:span text:style-name="T3"><text:s text:c="12"/></text:span><text:span text:style-name="T3">// Open popup code.</text:span></text:p>
            <text:p><text:span text:style-name="T3"><text:s text:c="8"/></text:span><text:span text:style-name="T3">}</text:span></text:p>
            <text:p><text:span text:style-name="T3"/></text:p>
            <text:p><text:span text:style-name="T3"><text:s text:c="8"/></text:span><text:span text:style-name="T3">if ( action === "close" ) {</text:span></text:p>
            <text:p><text:span text:style-name="T3"><text:s text:c="12"/></text:span><text:span text:style-name="T3">// Close popup code.</text:span></text:p>
            <text:p><text:span text:style-name="T3"><text:s text:c="8"/></text:span><text:span text:style-name="T3">}</text:span></text:p>
            <text:p><text:span text:style-name="T3"><text:s text:c="4"/></text:span><text:span text:style-name="T3">};</text:span></text:p>
            <text:p><text:span text:style-name="T3"><text:s/></text:span></text:p>
            <text:p><text:span text:style-name="T3">}( jQuery 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lugin-o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5">Tipičan scenario u radu sa jQuery bibliotekom jeste dohvatanje više DOM elemenata tj. kolekcija</text:span></text:p>
              </text:list-item>
              <text:list-item>
                <text:p><text:span text:style-name="T5">Ukoliko je potrebna veća manipulacija tih elemenata biće potrebno koristiti </text:span><text:span text:style-name="T3">$.each()</text:span><text:span text:style-name="T5"> petlju</text:span><text:line-break/><text:line-break/><text:span text:style-name="T3">(function ( $ ) {</text:span><text:span text:style-name="T3"><text:line-break/></text:span><text:span text:style-name="T3"><text:line-break/></text:span><text:span text:style-name="T3">$.fn.nekiPlugin = function() {</text:span></text:p>
                <text:p><text:span text:style-name="T3"><text:s text:c="4"/></text:span><text:span text:style-name="T3">return this.each(function() {</text:span></text:p>
                <text:p><text:span text:style-name="T3"><text:s text:c="8"/></text:span><text:span text:style-name="T3">// ovde raditi sa svakim pojedinacnim elementom</text:span></text:p>
                <text:p><text:span text:style-name="T3"><text:s text:c="4"/></text:span><text:span text:style-name="T3">});</text:span></text:p>
                <text:p><text:span text:style-name="T3">};</text:span><text:span text:style-name="T3"><text:line-break/></text:span><text:span text:style-name="T3"><text:line-break/></text:span><text:span text:style-name="T3">}( jQuery 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lugin-o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5">Kako vaši pluginovi postaju sve kompleksniji, dobra ideja je dati mogućnost pluginovima da se postave određene opcije:</text:span><text:line-break/><text:line-break/><text:span text:style-name="T3">(function ( $ ) {</text:span><text:span text:style-name="T3"><text:line-break/></text:span><text:span text:style-name="T3"><text:line-break/></text:span><text:span text:style-name="T3">$.fn.ofarbaj = function(options) {</text:span><text:span text:style-name="T3"><text:line-break/></text:span><text:span text:style-name="T3"> <text:s text:c="3"/>var settings = </text:span><text:span text:style-name="T4">$.extend</text:span><text:span text:style-name="T3">({</text:span></text:p>
                <text:p><text:span text:style-name="T3"><text:s text:c="8"/></text:span><text:span text:style-name="T3">// podrazumevane vrednosti</text:span></text:p>
                <text:p><text:span text:style-name="T3"><text:s text:c="8"/></text:span><text:span text:style-name="T3">boja: "#FF0000",</text:span></text:p>
                <text:p><text:span text:style-name="T3"><text:s text:c="8"/></text:span><text:span text:style-name="T3">klasa: "red"</text:span></text:p>
                <text:p><text:span text:style-name="T3"><text:s text:c="4"/></text:span><text:span text:style-name="T3">}, options );</text:span></text:p>
                <text:p><text:span text:style-name="T3"><text:s text:c="4"/></text:span><text:span text:style-name="T3">this.css( "color", boja</text:span><text:span text:style-name="T3"> ).addClass(klasa);</text:span></text:p>
                <text:p><text:span text:style-name="T3">};</text:span><text:span text:style-name="T3"><text:line-break/></text:span><text:span text:style-name="T3"><text:line-break/></text:span><text:span text:style-name="T3">}( jQuery 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Grunt</text:p>
          </draw:text-box>
        </draw:frame>
        <draw:frame presentation:style-name="pr4" draw:layer="layout" svg:width="30.271cm" svg:height="13.861cm" svg:x="1.72cm" svg:y="4.539cm" presentation:class="outline" presentation:user-transformed="true">
          <draw:text-box>
            <text:list text:style-name="L2">
              <text:list-item>
                <text:p>Grunt predstavlja <text:span text:style-name="T3">JavaScript Task Runner</text:span></text:p>
              </text:list-item>
              <text:list-item>
                <text:p>Najčešće se koristi za izvršavanje različitih zadatke vezanih za front end</text:p>
              </text:list-item>
              <text:list-item>
                <text:p>Neki od njih su:</text:p>
                <text:list>
                  <text:list-item>
                    <text:p>minifikacija / optimizacija css-a</text:p>
                  </text:list-item>
                  <text:list-item>
                    <text:p>minifikacija / optimizacija js-ova</text:p>
                  </text:list-item>
                  <text:list-item>
                    <text:p>JShint provera</text:p>
                  </text:list-item>
                  <text:list-item>
                    <text:p>kopiranje fajlova</text:p>
                  </text:list-item>
                  <text:list-item>
                    <text:p>kompajliranje coffeescript-a</text:p>
                  </text:list-item>
                  <text:list-item>
                    <text:p>kompajliranje less fajlova</text:p>
                  </text:list-item>
                  <text:list-item>
                    <text:p>kompajliranje sass fajlova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Grunt</text:p>
          </draw:text-box>
        </draw:frame>
        <draw:frame presentation:style-name="pr4" draw:layer="layout" svg:width="30.271cm" svg:height="13.861cm" svg:x="1.72cm" svg:y="4.539cm" presentation:class="outline" presentation:user-transformed="true">
          <draw:text-box>
            <text:list text:style-name="L2">
              <text:list-item>
                <text:p>Pošto grunt napisan u Node-u, potrebno je i njega prethodno instalirati:</text:p>
                <text:p><text:span text:style-name="T4"><text:a xlink:href="https://nodejs.org/" xlink:type="simple">https://nodejs.org</text:a></text:span></text:p>
                <text:p/>
              </text:list-item>
              <text:list-item>
                <text:p>Instalacija Grunt-a:</text:p>
                <text:p><text:span text:style-name="T3">npm install </text:span><text:span text:style-name="T4">-g</text:span><text:span text:style-name="T3"> grunt-cli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Grunt</text:p>
          </draw:text-box>
        </draw:frame>
        <draw:frame presentation:style-name="pr4" draw:layer="layout" svg:width="30.271cm" svg:height="13.861cm" svg:x="1.72cm" svg:y="4.539cm" presentation:class="outline" presentation:user-transformed="true">
          <draw:text-box>
            <text:list text:style-name="L2">
              <text:list-item>
                <text:p>Pošto je napisan u Node-u, potrebno je napraviti package.json fajl, koji se sastoji od svih grunt modula koje ćemo koristiti:</text:p>
                <text:p><text:span text:style-name="T3">{</text:span></text:p>
                <text:p><text:span text:style-name="T3"><text:s text:c="2"/></text:span><text:span text:style-name="T3">"name": "ime-mog-projekta",</text:span></text:p>
                <text:p><text:span text:style-name="T3"><text:s text:c="2"/></text:span><text:span text:style-name="T3">"version": "0.1.0",</text:span></text:p>
                <text:p><text:span text:style-name="T3"><text:s text:c="2"/></text:span><text:span text:style-name="T3">"devDependencies": {</text:span></text:p>
                <text:p><text:span text:style-name="T3"><text:s text:c="4"/></text:span><text:span text:style-name="T3">"grunt": "~0.4.5",</text:span></text:p>
                <text:p><text:span text:style-name="T3"><text:s text:c="4"/></text:span><text:span text:style-name="T3">"grunt-contrib-jshint": "~0.10.0",</text:span></text:p>
                <text:p><text:span text:style-name="T3"><text:s text:c="4"/></text:span><text:span text:style-name="T3">"grunt-contrib-uglify": "~0.5.0"</text:span></text:p>
                <text:p><text:span text:style-name="T3"><text:s text:c="2"/></text:span><text:span text:style-name="T3">}</text:span></text:p>
                <text:p><text:span text:style-name="T3">}</text:span></text:p>
              </text:list-item>
              <text:list-item>
                <text:p>Pozivanjem sledeće komande se instaliraju potreni paketi iz package.json fajla:</text:p>
              </text:list-item>
              <text:list-item>
                <text:p><text:span text:style-name="T3">npm insta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Gruntfile.js</text:p>
          </draw:text-box>
        </draw:frame>
        <draw:frame presentation:style-name="pr4" draw:layer="layout" svg:width="30.271cm" svg:height="13.861cm" svg:x="1.72cm" svg:y="4.539cm" presentation:class="outline" presentation:user-transformed="true">
          <draw:text-box>
            <text:list text:style-name="L2">
              <text:list-header>
                <text:p><text:span text:style-name="T3">module.exports = function(grunt) {</text:span></text:p>
                <text:p><text:span text:style-name="T3"><text:s text:c="2"/></text:span><text:span text:style-name="T3">// Konfiguracija</text:span></text:p>
                <text:p><text:span text:style-name="T3"><text:s text:c="2"/></text:span><text:span text:style-name="T3">grunt.initConfig({</text:span></text:p>
                <text:p><text:span text:style-name="T3"><text:s text:c="4"/></text:span><text:span text:style-name="T3">pkg: grunt.file.readJSON('</text:span><text:span text:style-name="T4">package.json</text:span><text:span text:style-name="T3">'),</text:span></text:p>
                <text:p><text:span text:style-name="T3"><text:s text:c="4"/></text:span><text:span text:style-name="T3">uglify: {</text:span></text:p>
                <text:p><text:span text:style-name="T3"><text:s text:c="6"/></text:span><text:span text:style-name="T3">options: {</text:span></text:p>
                <text:p><text:span text:style-name="T3"><text:s text:c="8"/></text:span><text:span text:style-name="T3">banner: '/*! &lt;%= pkg.name %&gt; &lt;%= grunt.template.today("yyyy-mm-dd") %&gt; */\n'</text:span></text:p>
                <text:p><text:span text:style-name="T3"><text:s text:c="6"/></text:span><text:span text:style-name="T3">},</text:span></text:p>
                <text:p><text:span text:style-name="T3"><text:s text:c="6"/></text:span><text:span text:style-name="T3">build: {</text:span></text:p>
                <text:p><text:span text:style-name="T3"><text:s text:c="8"/></text:span><text:span text:style-name="T3">src: 'src/&lt;%= pkg.name %&gt;.js',</text:span></text:p>
                <text:p><text:span text:style-name="T3"><text:s text:c="8"/></text:span><text:span text:style-name="T3">dest: </text:span><text:span text:style-name="T4">'build/&lt;%= pkg.name %&gt;.min.js'</text:span></text:p>
                <text:p><text:span text:style-name="T3"><text:s text:c="6"/></text:span><text:span text:style-name="T3">}</text:span></text:p>
                <text:p><text:span text:style-name="T3"><text:s text:c="4"/></text:span><text:span text:style-name="T3">}</text:span></text:p>
                <text:p><text:span text:style-name="T3"><text:s text:c="2"/></text:span><text:span text:style-name="T3">});</text:span></text:p>
                <text:p><text:span text:style-name="T3"><text:s text:c="2"/></text:span><text:span text:style-name="T3">// Ucitaj plugin za "uglify" task</text:span></text:p>
                <text:p><text:span text:style-name="T3"><text:s text:c="2"/></text:span><text:span text:style-name="T4">grunt.loadNpmTasks('grunt-contrib-uglify');</text:span></text:p>
                <text:p><text:span text:style-name="T3"><text:s text:c="2"/></text:span><text:span text:style-name="T3">// Podrazumevani taskovi</text:span></text:p>
                <text:p><text:span text:style-name="T3"><text:s text:c="2"/></text:span><text:span text:style-name="T4">grunt.registerTask('default', ['uglify']);</text:span></text:p>
                <text:p><text:span text:style-name="T3">}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Jquery Boilerplate</text:p>
          </draw:text-box>
        </draw:frame>
        <draw:frame presentation:style-name="pr4" draw:layer="layout" svg:width="30.271cm" svg:height="11.25cm" svg:x="1.72cm" svg:y="4.539cm" presentation:class="outline">
          <draw:text-box>
            <text:list text:style-name="L2">
              <text:list-item>
                <text:p>Danas postoji veći broj već gotovih šablona za pisanje jQuery pluginova</text:p>
              </text:list-item>
              <text:list-item>
                <text:p>Njihova struktura zavisi od problema koji treba da reše</text:p>
              </text:list-item>
              <text:list-item>
                <text:p>Jedan od najpoznatijih je <text:span text:style-name="T3">jQueryBoilerplate</text:span> koji sadrži predefinisanu strukturu foldera, grunt fajl, kao i sam plugin</text:p>
              </text:list-item>
              <text:list-item>
                <text:p>Takođe poseduje “comand-line“ generator</text:p>
              </text:list-item>
              <text:list-item>
                <text:p>Više o projektu možete pronaći na sledećem linku:</text:p>
              </text:list-item>
              <text:list-item>
                <text:p><text:span text:style-name="T4">http://jqueryboilerplate.co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2">PITANJA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07-27T07:09:35.859056638</dc:date>
    <meta:editing-duration>P8DT8H20M52S</meta:editing-duration>
    <meta:editing-cycles>305</meta:editing-cycles>
    <meta:generator>LibreOffice/4.2.8.2$Linux_X86_64 LibreOffice_project/420m0$Build-2</meta:generator>
    <meta:document-statistic meta:object-count="82"/>
  </office:meta>
</office:document-meta>
</file>